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f31" officeooo:paragraph-rsid="00047c51"/>
    </style:style>
    <style:style style:name="P2" style:family="paragraph" style:parent-style-name="Standard">
      <style:text-properties officeooo:rsid="00047c51" officeooo:paragraph-rsid="00047c51"/>
    </style:style>
    <style:style style:name="P3" style:family="paragraph" style:parent-style-name="Standard">
      <style:text-properties officeooo:paragraph-rsid="00047c51"/>
    </style:style>
    <style:style style:name="P4" style:family="paragraph" style:parent-style-name="Standard">
      <style:text-properties officeooo:rsid="0005e27a" officeooo:paragraph-rsid="0005e27a"/>
    </style:style>
    <style:style style:name="T1" style:family="text">
      <style:text-properties officeooo:rsid="00047c51"/>
    </style:style>
    <style:style style:name="T2" style:family="text">
      <style:text-properties officeooo:rsid="0005e2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ing in Java → <text:span text:style-name="T1">Unit 1, 2</text:span></text:p>
      <text:p text:style-name="P1"/>
      <text:p text:style-name="P2">1. Introduction to Java</text:p>
      <text:p text:style-name="P2">Fundamentals of Java Programming</text:p>
      <text:p text:style-name="P2">• Introduction to Java: History, Features, and Architecture (JVM, JDK,</text:p>
      <text:p text:style-name="P2">JRE), The Java Buzzwords</text:p>
      <text:p text:style-name="P2">• Java’s Magic: The Bytecode, Object-Oriented Programming Properties</text:p>
      <text:p text:style-name="P2">• Java Program Structure and Syntax, The Java Keywords</text:p>
      <text:p text:style-name="P2">• Identifiers in Java, The Java Class Libraries</text:p>
      <text:p text:style-name="P2">• A First Simple Program, Handling Syntax Errors</text:p>
      <text:p text:style-name="P2">Introducing Data Types and Operators:</text:p>
      <text:p text:style-name="P2">• Why Data Types Are Important, Java’s Primitive Types</text:p>
      <text:p text:style-name="P2">• Literals (Hexadecimal, Octal, and Binary Literals, Character Escape</text:p>
      <text:p text:style-name="P2">Sequences, String Literals)</text:p>
      <text:p text:style-name="P2">• Variables, Types of variables in JAVA, Constants, The Scope and</text:p>
      <text:p text:style-name="P2">Lifetime of Variables</text:p>
      <text:p text:style-name="P2">• Operators (Arithmetic Operators, Relational and Logical Operators, Short</text:p>
      <text:p text:style-name="P2">Circuit Logical Operators, The Assignment Operator, Shorthand</text:p>
      <text:p text:style-name="P2">Assignments, Ternary)</text:p>
      <text:p text:style-name="P2">• Type Conversion and Type Casting</text:p>
      <text:p text:style-name="P2">• Operator Precedence, Expressions</text:p>
      <text:p text:style-name="P2">• A Second Simple Program, Create Blocks of Code, Semicolons and</text:p>
      <text:p text:style-name="P2">Positioning, Indentation Practices</text:p>
      <text:p text:style-name="P2">Program Control Flow Statements:</text:p>
      <text:p text:style-name="P2">• Conditional/Branching Statements, Looping: (Entry control loop, Exit</text:p>
      <text:p text:style-name="P2">Control loop), Jump Statements: break, continue, return</text:p>
      <text:p text:style-name="P2">• Input/Output: Using Scanner</text:p>
      <text:p text:style-name="P2"/>
      <text:p text:style-name="P2">2. Class Fundamentals</text:p>
      <text:p text:style-name="P1">Introducing Classes, Objects, and Methods:</text:p>
      <text:p text:style-name="P1">• Class and Object creation (The General Form of a Class, defining a Class,</text:p>
      <text:p text:style-name="P1">How Objects Are Created)</text:p>
      <text:p text:style-name="P1">• The new Operator, Controlling Access to Class Members (Java’s Access</text:p>
      <text:p text:style-name="P1">Modifiers: Private, Protected, Public, Default)</text:p>
      <text:p text:style-name="P1">• Reference Variables and Assignment, Returning Objects</text:p>
      <text:p text:style-name="P1">Function in Java:</text:p>
      <text:p text:style-name="P1">• Functions in java, Types of functions,</text:p>
      <text:p text:style-name="P1">• Polymorphism (compile time-Method Overloading and Run Time -</text:p>
      <text:p text:style-name="P1">Method Overriding)</text:p>
      <text:p text:style-name="P1">• Mutator and Accessor methods</text:p>
      <text:p text:style-name="P1">• Returning from a Method, returning a Value, Using Parameters</text:p>
      <text:p text:style-name="P1">• Pass Objects to Methods, Recursion</text:p>
      <text:p text:style-name="P1">• Constructors: Default, Parameterized, Constructor Overloading</text:p>
      <text:p text:style-name="P1">• Garbage Collection,</text:p>
      <text:p text:style-name="P1">• Understanding static (Static Blocks)</text:p>
      <text:p text:style-name="P1">• Introducing Nested and Inner Classes</text:p>
      <text:p text:style-name="P1">• this and super keywords</text:p>
      <text:p text:style-name="P1">• static fields and methods</text:p>
      <text:p text:style-name="P1"/>
      <text:p text:style-name="P3">RDBMS → Unit 1, 2, 3</text:p>
      <text:p text:style-name="P4"/>
      <text:p text:style-name="P4">1. Introduction to Database Systems</text:p>
      <text:p text:style-name="P4"><text:soft-page-break/>● Definition and evolution of databases</text:p>
      <text:p text:style-name="P4">● Applications of database systems</text:p>
      <text:p text:style-name="P4">● Comparison: File Systems vs. DBMS</text:p>
      <text:p text:style-name="P4">● Characteristics of DBMS</text:p>
      <text:p text:style-name="P4">● DBMS Architecture</text:p>
      <text:p text:style-name="P4">● Database Languages</text:p>
      <text:p text:style-name="P4">● Database Users</text:p>
      <text:p text:style-name="P4"/>
      <text:p text:style-name="P4">2. Relational Model and Structured Query Language</text:p>
      <text:p text:style-name="P4">● Relational Model Concepts</text:p>
      <text:p text:style-name="P4">● Advantages of RDBMS</text:p>
      <text:p text:style-name="P4">● Relational Algebra</text:p>
      <text:p text:style-name="P4">● Introduction to SQL</text:p>
      <text:p text:style-name="P4">● SQL Data Manipulation</text:p>
      <text:p text:style-name="P4">● Advanced SELECT Queries</text:p>
      <text:p text:style-name="P4">● Joins and Subqueries</text:p>
      <text:p text:style-name="P4"/>
      <text:p text:style-name="P4">3. PL/SQL, and Programming Constructs</text:p>
      <text:p text:style-name="P4">● PL/SQL Introduction</text:p>
      <text:p text:style-name="P4">● Control Structures in PL/SQL</text:p>
      <text:p text:style-name="P4">● Exception Handling</text:p>
      <text:p text:style-name="P4">● Cursors</text:p>
      <text:p text:style-name="P4">● Stored Procedures and Functions</text:p>
      <text:p text:style-name="P4">● Database Triggers</text:p>
      <text:p text:style-name="P4"/>
      <text:p text:style-name="P3"/>
      <text:p text:style-name="P3">DCCN → Unit 1, 2</text:p>
      <text:p text:style-name="P3"/>
      <text:p text:style-name="P3"><text:span text:style-name="T2">1. </text:span>Introduction to Data Communication and Computer Networks</text:p>
      <text:p text:style-name="P3">● Computer Network – Overview</text:p>
      <text:p text:style-name="P3">● Applications of Computer Networks</text:p>
      <text:p text:style-name="P3">● Network Types – LAN, MAN, and WAN</text:p>
      <text:p text:style-name="P3">● Network Models – OSI Model and TCP/IP Model</text:p>
      <text:p text:style-name="P3">● OSI Model – Layers and Functions</text:p>
      <text:p text:style-name="P3">● TCP/IP Model – Layers and Comparison with OSI</text:p>
      <text:p text:style-name="P3">● Network Topologies – Bus, Ring, Star, Mesh, Tree, and Hybrid</text:p>
      <text:p text:style-name="P3">● Categories of Networks – Peer-to-Peer and Client-Server</text:p>
      <text:p text:style-name="P3">● Overview of Internet, Intranet, and Extranet.</text:p>
      <text:p text:style-name="P3"/>
      <text:p text:style-name="P3"><text:span text:style-name="T2">2. </text:span>Physical Layer</text:p>
      <text:p text:style-name="P3">● Transmission Media – Guided and Unguided Media</text:p>
      <text:p text:style-name="P3">● Twisted Pair Cable, Coaxial Cable, Fiber Optic Cable</text:p>
      <text:p text:style-name="P3">● Wireless Transmission – Radio, Microwave, and Infrared</text:p>
      <text:p text:style-name="P3">● Analog and Digital Signals – Concepts and Differences</text:p>
      <text:p text:style-name="P3">● Encoding Techniques – Line Coding (NRZ and Manchester)</text:p>
      <text:p text:style-name="P3">● Signal Conversion – Digital-to-Analog and Analog-to-Digital</text:p>
      <text:p text:style-name="P3">● Multiplexing Techniques – FDM, TDM, and WDM</text:p>
      <text:p text:style-name="P3">● Switching Techniques – Circuit Switching, Packet Switching, and Message</text:p>
      <text:p text:style-name="P3">Switching</text:p>
      <text:p text:style-name="P3">● Transmission Modes – Simplex, Half-Duplex, and Full-Duplex.</text:p>
      <text:p text:style-name="P3"/>
      <text:p text:style-name="P3"/>
      <text:p text:style-name="P3"><text:soft-page-break/>MFCS → Unit 1, 2</text:p>
      <text:p text:style-name="P3"><text:span text:style-name="T2">1. </text:span>Linear Algebra:</text:p>
      <text:p text:style-name="P3">● Elementary row transformation of a matrix</text:p>
      <text:p text:style-name="P3">● Rank of a matrix</text:p>
      <text:p text:style-name="P3">● Consistency and Solution of system of linear equations - Gauss-Elimination</text:p>
      <text:p text:style-name="P3">method, Gauss-Jordan method and approximate solution by Gauss-Seidel</text:p>
      <text:p text:style-name="P3">method.</text:p>
      <text:p text:style-name="P3">● Rayleigh’s power method to find the dominant Eigen value and the</text:p>
      <text:p text:style-name="P3">corresponding Eigenvector</text:p>
      <text:p text:style-name="P3">● Problems.</text:p>
      <text:p text:style-name="P3"/>
      <text:p text:style-name="P3"><text:span text:style-name="T2">2. </text:span>Mathematical Logic:</text:p>
      <text:p text:style-name="P3">● Propositional Logic</text:p>
      <text:p text:style-name="P3">● Applications of Propositional Logic</text:p>
      <text:p text:style-name="P3">● Propositional Equivalences Predicates and Quantifiers</text:p>
      <text:p text:style-name="P3">● Nested Quantifiers</text:p>
      <text:p text:style-name="P3">● Rules of Inference Introduction to Proofs.</text:p>
      <text:p text:style-name="P3"/>
      <text:p text:style-name="P3"/>
      <text:p text:style-name="P1">SEPM → Unit 1, 2, 3</text:p>
      <text:p text:style-name="P1"/>
      <text:p text:style-name="P1"><text:span text:style-name="T2">1. </text:span>Introduction to Software Engineering</text:p>
      <text:p text:style-name="P1">• Definition and Scope: Software engineering</text:p>
      <text:p text:style-name="P1">• Software Characteristics: Modularity, reliability, maintainability,scalability.</text:p>
      <text:p text:style-name="P1">• Software Development Life Cycle (SDLC)</text:p>
      <text:p text:style-name="P1">• Types of Software Products</text:p>
      <text:p text:style-name="P1">• Software Engineering Principles</text:p>
      <text:p text:style-name="P1"/>
      <text:p text:style-name="P1"><text:span text:style-name="T2">2. </text:span>Software Process Models</text:p>
      <text:p text:style-name="P1">• Waterfall Model</text:p>
      <text:p text:style-name="P1">• Iterative and Incremental Models</text:p>
      <text:p text:style-name="P1">• Agile Methodology</text:p>
      <text:p text:style-name="P1">• Incremental Process Model</text:p>
      <text:p text:style-name="P1">• Comparison of Models</text:p>
      <text:p text:style-name="P1"/>
      <text:p text:style-name="P1"><text:span text:style-name="T2">3. </text:span>Software Requirements Engineering</text:p>
      <text:p text:style-name="P1">• Requirement Engineering</text:p>
      <text:p text:style-name="P1">• Types of Requirements</text:p>
      <text:p text:style-name="P1">• Feasibility Study</text:p>
      <text:p text:style-name="P1">• Requirement Documentation</text:p>
      <text:p text:style-name="P1">• Requirement Valida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30T22:53:59.741262616</meta:creation-date>
    <dc:date>2025-09-30T23:06:07.355610822</dc:date>
    <meta:editing-duration>PT12M6S</meta:editing-duration>
    <meta:editing-cycles>4</meta:editing-cycles>
    <meta:generator>LibreOffice/25.2.6.2$Linux_X86_64 LibreOffice_project/520$Build-2</meta:generator>
    <meta:document-statistic meta:table-count="0" meta:image-count="0" meta:object-count="0" meta:page-count="3" meta:paragraph-count="127" meta:word-count="700" meta:character-count="4740" meta:non-whitespace-character-count="4152"/>
  </office:meta>
</office:document-meta>
</file>